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UIPage.getLayout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UIPage.getPageState( FacesContext faces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UIPage.encodeChildren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UIPage.invokeOnComponent( FacesContext context , String clientId , ContextCallback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Page.setDefaultActionId( String defaultAc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Page.processUpdates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UIPage.getComponen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UIPage.getFormId( FacesContext faces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UIPage.setActionId( String ac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Page.getWidthIntern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UIPage.getPostfiel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UIPage.markSubmittedForm( FacesContext facesContex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AbstractUIPage.getDefaultAc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Page.getConstra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Page.getHeightIntern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UIPage.updatePageState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UIPage.checkTobagoRequest( FacesContext faces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UIPage.decodePageState( FacesContext facesContext , PageState pageSt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UIPage.setActionPosition( Box action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Page.getAction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Page.processDecodes( FacesContext faces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UIPage.getAc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